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59cm" svg:stroke-color="#ffa6a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cm" fo:min-width="7.4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6d6d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6d6d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1.182cm" svg:height="11.967cm" draw:transform="rotate (-1.5707963267949) translate (16.9544738782351cm 8.52803021952424cm)" svg:viewBox="0 0 11183 11968" svg:d="M10364 964c-1750-2250-7583 55-8260 704-2005 1379-2509 4666-1800 7456s4525 2981 7209 2790c3500-250 4601-8700 2851-10950z">
            <text:p/>
          </draw:path>
          <draw:frame draw:style-name="gr2" draw:text-style-name="P3" draw:layer="layout" svg:width="7.936cm" svg:height="4.35cm" svg:x="0.636cm" svg:y="0.632cm">
            <draw:text-box>
              <text:p text:style-name="P2"><text:span text:style-name="T1">Rôle des arbitres:</text:span></text:p>
              <text:p text:style-name="P2"><text:span text:style-name="T1">peut-être sur </text:span></text:p>
              <text:p text:style-name="P2"><text:span text:style-name="T1">(auto) appel et </text:span></text:p>
              <text:p text:style-name="P2"><text:span text:style-name="T1">en dernier recours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2.4cm" fo:page-height="27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11-19T13:46:57.693004005</dc:date>
    <meta:editing-duration>PT9H6M57S</meta:editing-duration>
    <meta:editing-cycles>64</meta:editing-cycles>
    <meta:generator>LibreOffice/7.5.6.2$Linux_X86_64 LibreOffice_project/50$Build-2</meta:generator>
    <meta:document-statistic meta:object-count="3"/>
  </office:meta>
</office:document-meta>
</file>